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left" draw:textarea-vertical-align="top" draw:auto-grow-height="false" fo:min-height="1.75cm" fo:min-width="2.7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57cm"/>
      <style:paragraph-properties style:writing-mode="lr-tb"/>
    </style:style>
    <style:style style:name="P1" style:family="paragraph">
      <style:paragraph-properties fo:text-align="start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0066"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48cm" svg:height="2cm" svg:x="13.422cm" svg:y="2.082cm">
          <text:p text:style-name="P1"><text:span text:style-name="T1">db01</text:span></text:p>
          <text:p text:style-name="P1"><text:span text:style-name="T2"/></text:p>
          <text:p text:style-name="P1"><text:span text:style-name="T1"><text:s/></text:span><text:span text:style-name="T3"><text:tab/>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853cm" svg:y1="5.588cm" svg:x2="18.898cm" svg:y2="5.544cm">
          <text:p/>
        </draw:line>
        <draw:line draw:style-name="gr3" draw:text-style-name="P3" draw:layer="layout" svg:x1="3.927cm" svg:y1="5.616cm" svg:x2="3.937cm" svg:y2="4.043cm">
          <text:p/>
        </draw:line>
        <draw:custom-shape draw:style-name="gr4" draw:text-style-name="P4" draw:layer="layout" svg:width="3.293cm" svg:height="2cm" svg:x="7.122cm" svg:y="2.032cm">
          <text:p text:style-name="P1"><text:span text:style-name="T1">w01</text:span></text:p>
          <text:p text:style-name="P1"><text:span text:style-name="T2"/></text:p>
          <text:p text:style-name="P1"><text:span text:style-name="T1"><text:s/></text:span><text:span text:style-name="T3"><text:tab/>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975cm" svg:height="1.039cm" svg:x="8.253cm" svg:y="3.976cm">
          <draw:text-box>
            <text:p><text:span text:style-name="T4"/></text:p>
            <text:p><text:span text:style-name="T4">10.1.1.20</text:span></text:p>
          </draw:text-box>
        </draw:frame>
        <draw:frame draw:style-name="gr6" draw:text-style-name="P6" draw:layer="layout" svg:width="3.427cm" svg:height="1.199cm" svg:x="2.122cm" svg:y="5.698cm">
          <draw:text-box>
            <text:p><text:span text:style-name="T3">10.1.1.0/24 <text:s/></text:span></text:p>
          </draw:text-box>
        </draw:frame>
        <draw:frame draw:style-name="gr5" draw:text-style-name="P5" draw:layer="layout" svg:width="1.975cm" svg:height="1.039cm" svg:x="13.754cm" svg:y="4.077cm">
          <draw:text-box>
            <text:p><text:span text:style-name="T4"/></text:p>
            <text:p><text:span text:style-name="T4">10.1.1.40</text:span></text:p>
          </draw:text-box>
        </draw:frame>
        <draw:custom-shape draw:style-name="gr7" draw:text-style-name="P4" draw:layer="layout" svg:width="3.293cm" svg:height="2cm" svg:x="2.622cm" svg:y="2.032cm">
          <text:p text:style-name="P1"><text:span text:style-name="T1">cn1</text:span></text:p>
          <text:p text:style-name="P1"><text:span text:style-name="T2"/></text:p>
          <text:p text:style-name="P1"><text:span text:style-name="T1"><text:s/></text:span><text:span text:style-name="T3"><text:tab/>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157cm" svg:height="1.039cm" svg:x="3.753cm" svg:y="3.976cm">
          <draw:text-box>
            <text:p><text:span text:style-name="T4"/></text:p>
            <text:p><text:span text:style-name="T4">10.1.1.100</text:span></text:p>
          </draw:text-box>
        </draw:frame>
        <draw:line draw:style-name="gr3" draw:text-style-name="P3" draw:layer="layout" svg:x1="8.427cm" svg:y1="5.617cm" svg:x2="8.437cm" svg:y2="4.044cm">
          <text:p/>
        </draw:line>
        <draw:line draw:style-name="gr3" draw:text-style-name="P3" draw:layer="layout" svg:x1="13.827cm" svg:y1="5.618cm" svg:x2="13.837cm" svg:y2="4.0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2-09-25T11:28:54.170846383</dc:date>
    <meta:editing-duration>PT2H19M24S</meta:editing-duration>
    <meta:editing-cycles>29</meta:editing-cycles>
    <meta:generator>LibreOffice/6.4.7.2$Linux_X86_64 LibreOffice_project/40$Build-2</meta:generator>
    <meta:document-statistic meta:object-count="11"/>
  </office:meta>
</office:document-meta>
</file>